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6" style:family="paragraph" style:parent-style-name="Standard">
      <style:paragraph-properties fo:margin-left="0.5in" fo:margin-right="0in" fo:text-indent="0in" style:auto-text-indent="false"/>
    </style:style>
    <style:style style:name="P7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// I tvivl om den er nødvendig.</text:span></text:p>
      <text:p text:style-name="Standard"><text:span text:style-name="T2">OperationsKontrakt 04:</text:span></text:p>
      <text:p text:style-name="P1"/>
      <text:p text:style-name="Standard"><text:span text:style-name="T3">Operation: </text:span></text:p>
      <text:p text:style-name="Standard">gåDirekteTilForespørgsel().</text:p>
      <text:p text:style-name="P2"/>
      <text:p text:style-name="Standard"><text:span text:style-name="T1">Cross References:</text:span></text:p>
      <text:p text:style-name="Standard">UC01 - Forespørg på New-Yorker væg.</text:p>
      <text:p text:style-name="Standard"/>
      <text:p text:style-name="Standard"><text:span text:style-name="T1">Preconditions:</text:span></text:p>
      <text:list xml:id="list1610963221" text:style-name="WWNum1">
        <text:list-item>
          <text:p text:style-name="P4">En instans håndværker af Håndværker eksisterer.</text:p>
        </text:list-item>
        <text:list-item>
          <text:p text:style-name="P4">håndværker har færdiggjort ønsket væg.</text:p>
        </text:list-item>
      </text:list>
      <text:p text:style-name="P6"/>
      <text:p text:style-name="P3"/>
      <text:p text:style-name="Standard"><text:span text:style-name="T1">Postconditions: </text:span></text:p>
      <text:list xml:id="list1809560665" text:style-name="WWNum2">
        <text:list-item>
          <text:p text:style-name="P5">Håndværker har færdiggjort væg. </text:p>
        </text:list-item>
        <text:list-item>
          <text:p text:style-name="P5">håndværker går direkte til opretForespørgsel. </text:p>
        </text:list-item>
      </text:list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2" meta:word-count="45" meta:character-count="340" meta:non-whitespace-character-count="307"/>
    <meta:generator>LibreOfficeDev/6.0.5.2$Linux_X86_64 LibreOffice_project/</meta:generator>
  </office:meta>
</office:document-meta>
</file>